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2.3cm" svg:y1="8.7cm" svg:x2="11.5cm" svg:y2="20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4T11:27:06.014796842</meta:creation-date>
    <dc:date>2020-01-26T17:00:28.402762978</dc:date>
    <meta:editing-duration>PT2M48S</meta:editing-duration>
    <meta:editing-cycles>2</meta:editing-cycles>
    <meta:generator>LibreOffice/6.0.7.3$Linux_X86_64 LibreOffice_project/00m0$Build-3</meta:generator>
    <meta:document-statistic meta:object-count="1"/>
  </office:meta>
</office:document-meta>
</file>